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OpenSymbol" svg:font-family="OpenSymbol"/>
    <style:font-face style:name="Arial1" svg:font-family="Arial" style:font-family-generic="swiss"/>
    <style:font-face style:name="DejaVu Sans" svg:font-family="'DejaVu Sans'" style:font-family-generic="swiss"/>
    <style:font-face style:name="Andale Sans UI" svg:font-family="'Andale Sans UI', 'Arial Unicode MS'" style:font-pitch="variable"/>
    <style:font-face style:name="DejaVu Sans2" svg:font-family="'DejaVu Sans'" style:font-pitch="variable"/>
    <style:font-face style:name="Lucidasans1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5.4806in" table:align="left" style:writing-mode="lr-tb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4.60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Text_20_body" style:list-style-name="L5">
      <style:paragraph-properties fo:margin-top="0.1665in" fo:margin-bottom="0.0835in"/>
      <style:text-properties style:font-name="Arial"/>
    </style:style>
    <style:style style:name="P12" style:family="paragraph" style:parent-style-name="Heading_20_1" style:master-page-name="Standard">
      <style:paragraph-properties style:page-number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office:annotation><dc:date>2009-01-06T12:30:10</dc:date><text:p>Copyright 2008 Caleb Cushing &lt;xenoterracide@gmail.com&gt;</text:p></office:annotation><office:annotation><dc:date>2009-01-06T12:30:10</dc:date><text:p>&lt;!-- This program is free software: you can redistribute it and/or modify it </text:p><text:p><text:tab/>under the terms of the GNU General Public License as published by the </text:p><text:p><text:tab/>Free Software Foundation, either version 3 of the License, or (at your </text:p><text:p><text:tab/>option) any later version.</text:p><text:p/><text:p><text:tab/>This program is distributed in the hope that it will be useful, but </text:p><text:p><text:tab/>WITHOUT ANY WARRANTY; without even the implied warranty of </text:p><text:p><text:tab/>MERCHANTABILITY or FITNESS FOR A PARTICULAR PURPOSE. <text:s/>See the GNU </text:p><text:p><text:tab/>General Public License for more details.</text:p><text:p/><text:p><text:tab/>You should have received a copy of the GNU General Public License along </text:p><text:p><text:tab/>with this program. <text:s/>If not, see &lt;http://www.gnu.org/licenses/&gt;.</text:p><text:p>--&gt;</text:p></office:annotation>Caleb Cushing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ell:</text:p>
          </table:table-cell>
          <table:table-cell table:style-name="Table1.A1" office:value-type="string">
            <text:p text:style-name="Table_20_Contents">+1 (517) 230-5470</text:p>
          </table:table-cell>
        </table:table-row>
        <table:table-row>
          <table:table-cell table:style-name="Table1.A1" office:value-type="string">
            <text:p text:style-name="P1">Address:</text:p>
          </table:table-cell>
          <table:table-cell table:style-name="Table1.A1" office:value-type="string">
            <text:p text:style-name="Table_20_Contents">8128 Clay Ct., Sterling Heights, MI</text:p>
          </table:table-cell>
        </table:table-row>
        <table:table-row>
          <table:table-cell table:style-name="Table1.A1" office:value-type="string">
            <text:p text:style-name="P1">Email:</text:p>
          </table:table-cell>
          <table:table-cell table:style-name="Table1.A1" office:value-type="string">
            <text:p text:style-name="Table_20_Contents"><text:a xlink:type="simple" xlink:href="mailto:caleb.cushing@gmail.com">caleb.cushing@gmail.com</text:a> or <text:a xlink:type="simple" xlink:href="mailto:xenoterracide@gmail.com">xenoterracide@gmail.com</text:a> </text:p>
          </table:table-cell>
        </table:table-row>
        <table:table-row>
          <table:table-cell table:style-name="Table1.A1" office:value-type="string">
            <text:p text:style-name="P1">Blog:</text:p>
          </table:table-cell>
          <table:table-cell table:style-name="Table1.A1" office:value-type="string">
            <text:p text:style-name="Table_20_Contents"><text:a xlink:type="simple" xlink:href="http://xenoterracide.blogspot.com/">http://xenoterracide.blogspot.com</text:a> </text:p>
          </table:table-cell>
        </table:table-row>
      </table:table>
      <text:p text:style-name="Heading_20_2">Objective:</text:p>
      <text:p text:style-name="Text_20_body.space">Seeking a position as a System Administrator, Web Developer, or other entry level IT position which meets my skills. </text:p>
      <text:p text:style-name="Heading_20_2">Education:</text:p>
      <text:list xml:id="list1146306958" text:style-name="L1">
        <text:list-item>
          <text:p text:style-name="P7">Bachelors of Science </text:p>
          <text:list>
            <text:list-item>
              <text:p text:style-name="P7">Computer Science </text:p>
            </text:list-item>
            <text:list-item>
              <text:p text:style-name="P3">Baker College - Auburn Hills, MI - 2010 </text:p>
            </text:list-item>
          </text:list>
        </text:list-item>
      </text:list>
      <text:list xml:id="list746410074" text:style-name="L2">
        <text:list-item>
          <text:p text:style-name="P8">Associates of Applied Science </text:p>
          <text:list>
            <text:list-item>
              <text:p text:style-name="P8">Linux / Unix Systems Technology </text:p>
            </text:list-item>
            <text:list-item>
              <text:p text:style-name="P4">Baker College - Flint, MI - 2006 </text:p>
            </text:list-item>
          </text:list>
        </text:list-item>
      </text:list>
      <text:p text:style-name="Heading_20_2">Ceritfications:</text:p>
      <text:list xml:id="list2177406581" text:style-name="L3">
        <text:list-item>
          <text:p text:style-name="P5">Linux+, Network+, A+ </text:p>
        </text:list-item>
      </text:list>
      <text:p text:style-name="Heading_20_2">Technical Skills:</text:p>
      <text:list xml:id="list821262088" text:style-name="L4">
        <text:list-item>
          <text:p text:style-name="P9"><text:span text:style-name="Strong_20_Emphasis">Platforms: </text:span>Windows (9x, 2000, XP, 2003, Vista), Linux (CentOS, OpenSuse, Gentoo, Ubuntu) </text:p>
        </text:list-item>
        <text:list-item>
          <text:p text:style-name="P9"><text:span text:style-name="Strong_20_Emphasis">Daemons: </text:span>Apache, BIND, CUPS, Exim, MySQL, PostgreSQL, Subversion </text:p>
        </text:list-item>
        <text:list-item>
          <text:p text:style-name="P9"><text:span text:style-name="Strong_20_Emphasis">Networking: </text:span>TCP/IP, Routers, Firewalls, Email, DNS, SMB/CIFS, NFS </text:p>
        </text:list-item>
        <text:list-item>
          <text:p text:style-name="P9"><text:span text:style-name="Strong_20_Emphasis">Control Panels: </text:span>CPanel, Plesk, Webmin </text:p>
        </text:list-item>
        <text:list-item>
          <text:p text:style-name="P6"><text:span text:style-name="Strong_20_Emphasis">Languages: </text:span>PERL, PHP, POSIX Shell (BASH), HTML/CSS, SQL </text:p>
        </text:list-item>
      </text:list>
      <text:p text:style-name="Heading_20_2">Work Experience:</text:p>
      <text:list xml:id="list288898844" text:style-name="L5">
        <text:list-item>
          <text:p text:style-name="P10"><text:span text:style-name="Strong_20_Emphasis">Funtoo Linux</text:span> ( 12/2008 - Present ) Telecommute<text:line-break/>Open Source developer &amp; packager for Funtoo and related Regen2 fork.</text:p>
          <text:p text:style-name="P10"/>
        </text:list-item>
        <text:list-item>
          <text:p text:style-name="P10"><text:span text:style-name="Strong_20_Emphasis">The Arc Bazaar</text:span> ( 01/2008 - 09/2008 ) Lansing, MI<text:line-break/>Founder, CEO, Lead Developer, and Senior Administrator of the Arc Bazaar. The Arc Bazaar is a website built to facilitate table top role playing online and is still under construction.</text:p>
          <text:p text:style-name="P10"/>
        </text:list-item>
        <text:list-item>
          <text:p text:style-name="P10"><text:span text:style-name="Strong_20_Emphasis">Caleb's Computer Service</text:span> ( 06/2007 - 03/2008 ) Lansing, MI<text:line-break/>Sole Proprietor of 'In Home' computer repair service. virus removal, hardware upgrades/repairs, OS reinstall/replacement.</text:p>
        </text:list-item>
      </text:list>
      <text:p text:style-name="P2"/>
      <text:p text:style-name="P2"/>
      <text:list xml:id="list1041925866" text:continue-numbering="true" text:style-name="L5">
        <text:list-item>
          <text:p text:style-name="P10"><text:soft-page-break/><text:span text:style-name="Strong_20_Emphasis">Liquid Web</text:span> ( 02/2007 - 05/2007 ) Lansing, MI<text:line-break/>System Administrator, help desk, web, mail, database server troubleshooting.</text:p>
          <text:p text:style-name="P10"/>
        </text:list-item>
        <text:list-item>
          <text:p text:style-name="P10"><text:span text:style-name="Strong_20_Emphasis">Go2IT</text:span> ( 01/2007 - 02/2007 ) Lansing, MI<text:line-break/>Contractor. Installation of POS Systems for Blockbuster, Inc.</text:p>
          <text:p text:style-name="P10"/>
        </text:list-item>
        <text:list-item>
          <text:p text:style-name="P10"><text:span text:style-name="Strong_20_Emphasis">Ideal Solutions, LLC</text:span> ( 10/2006 - 02/2007 ) Lansing, MI<text:line-break/>Internship / contractor. Built &amp; configured servers. Provided technical support. Created new procedures, and documentation. Administrating Linux &amp; Windows Servers. </text:p>
          <text:p text:style-name="P10"><text:span text:style-name="Strong_20_Emphasis"/></text:p>
        </text:list-item>
        <text:list-item>
          <text:p text:style-name="P10"><text:span text:style-name="Strong_20_Emphasis">Integration International Inc</text:span> ( 08/2006 - 10/2006 ) MI<text:line-break/>Contractor. Getronics Technician for Target Inc. Replacement of Dell Optiplex motherboards at Target locations across Michigan.</text:p>
        </text:list-item>
      </text:list>
      <text:p text:style-name="P2"/>
      <text:list xml:id="list2114781161" text:continue-numbering="true" text:style-name="L5">
        <text:list-item>
          <text:p text:style-name="P10"><text:span text:style-name="Strong_20_Emphasis">Global Resources Ltd</text:span> ( 05/2006 - 06/2006 ) Lansing, MI<text:line-break/>Contractor. Install, uninstall, and service Health Advice Network systems. Installation of thin client server and clients.</text:p>
          <text:p text:style-name="P10"/>
        </text:list-item>
        <text:list-item>
          <text:p text:style-name="P10"><text:span text:style-name="Strong_20_Emphasis">GLLUG </text:span>( 10/2005 - 05/2007 ) Lansing, MI<text:line-break/>Various technical presentations and other miscellaneous volunteer work.</text:p>
          <text:p text:style-name="P10"/>
        </text:list-item>
        <text:list-item>
          <text:p text:style-name="P10"><text:span text:style-name="Strong_20_Emphasis">BusinessGrade.com Inc</text:span> ( 06/2006 - 08/2006 ) Okemos, MI</text:p>
          <text:p text:style-name="P10">Systems administration intern. Test bedding new technologies. Implementing new services. Maintaining and updating existing systems. Improving existing infrastructure. </text:p>
        </text:list-item>
        <text:list-item>
          <text:p text:style-name="P11"><text:span text:style-name="Strong_20_Emphasis">RCM Technologies</text:span> ( 10/2005 - 12/2005 ) Lansing, MI<text:line-break/>Contractor. Mobile computer repair technician; doing warranty hardware troubleshooting and replacement on Dell desktops and laptop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OpenSymbol" svg:font-family="OpenSymbol"/>
    <style:font-face style:name="Arial1" svg:font-family="Arial" style:font-family-generic="swiss"/>
    <style:font-face style:name="DejaVu Sans" svg:font-family="'DejaVu Sans'" style:font-family-generic="swiss"/>
    <style:font-face style:name="Andale Sans UI" svg:font-family="'Andale Sans UI', 'Arial Unicode MS'" style:font-pitch="variable"/>
    <style:font-face style:name="DejaVu Sans2" svg:font-family="'DejaVu Sans'" style:font-pitch="variable"/>
    <style:font-face style:name="Lucidasans1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line-height-at-least="0.0693in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Arial1" fo:font-size="12pt" fo:language="en" fo:country="US" fo:font-style="normal" fo:text-shadow="none" style:text-underline-style="none" fo:font-weight="normal" fo:background-color="transparent" style:font-name-asian="DejaVu Sans2" style:font-size-asian="12pt" style:language-asian="en" style:country-asian="US" style:font-style-asian="normal" style:font-weight-asian="normal" style:font-name-complex="Lucidasans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Lucida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Arial" fo:font-size="24pt" fo:font-weight="bold" style:font-name-asian="DejaVu Sans2" style:font-size-asian="24pt" style:font-weight-asian="bold" style:font-name-complex="Lucidasans1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Arial" fo:font-size="16pt" fo:font-weight="normal" style:font-name-asian="DejaVu Sans2" style:font-size-asian="16pt" style:font-weight-asian="normal" style:font-name-complex="Lucidasans1" style:font-size-complex="18pt" style:font-weight-complex="bold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Head_20_1" style:display-name="Head 1" style:family="paragraph" style:parent-style-name="Standard" style:next-style-name="Standard" style:default-outline-level="1">
      <style:paragraph-properties fo:margin-left="0in" fo:margin-right="0in" fo:text-indent="0in" style:auto-text-indent="false"/>
      <style:text-properties fo:font-size="20pt" fo:font-weight="bold" style:font-size-asian="20pt" style:font-weight-asian="bold"/>
    </style:style>
    <style:style style:name="Head_20_2" style:display-name="Head 2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font-size="16pt" fo:font-weight="bold" style:font-size-asian="16pt" style:font-weight-asian="bold"/>
    </style:style>
    <style:style style:name="Head_20_3" style:display-name="Head 3" style:family="paragraph" style:parent-style-name="Standard" style:next-style-name="Standard" style:default-outline-level="3">
      <style:paragraph-properties fo:margin-left="0in" fo:margin-right="0in" fo:text-indent="0in" style:auto-text-indent="false"/>
      <style:text-properties fo:font-weight="bold" style:font-weight-asian="bold"/>
    </style:style>
    <style:style style:name="Enumerated_20_List" style:display-name="Enumerated List" style:family="paragraph" style:parent-style-name="Standard"/>
    <style:style style:name="Alphabetical_20_List" style:display-name="Alphabetical List" style:family="paragraph" style:parent-style-name="Standard"/>
    <style:style style:name="Bullet_20_List" style:display-name="Bullet List" style:family="paragraph" style:parent-style-name="Standard"/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Address" style:family="paragraph" style:next-style-name="Addressee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0pt" fo:language="en" fo:country="US" style:font-name-asian="DejaVu Sans2" style:font-size-asian="10pt" style:language-asian="en" style:country-asian="US" style:font-name-complex="Lucidasans1" style:font-size-complex="12pt" style:language-complex="en" style:country-complex="US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.space" style:display-name="Text body.space" style:family="paragraph" style:parent-style-name="Text_20_body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2945in" text:min-label-width="0.196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854in" text:min-label-width="0.196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764in" text:min-label-width="0.196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673in" text:min-label-width="0.196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83in" text:min-label-width="0.196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492in" text:min-label-width="0.196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402in" text:min-label-width="0.196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315in" text:min-label-width="0.196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224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945in" text:min-label-width="0.196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854in" text:min-label-width="0.196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764in" text:min-label-width="0.196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673in" text:min-label-width="0.196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83in" text:min-label-width="0.196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492in" text:min-label-width="0.196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402in" text:min-label-width="0.196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315in" text:min-label-width="0.196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224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945in" text:min-label-width="0.196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854in" text:min-label-width="0.196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764in" text:min-label-width="0.196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673in" text:min-label-width="0.196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83in" text:min-label-width="0.196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492in" text:min-label-width="0.196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402in" text:min-label-width="0.196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315in" text:min-label-width="0.196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224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2945in" text:min-label-width="0.1965in"/>
        <style:text-properties style:font-name="Symbol"/>
      </text:list-level-style-bullet>
      <text:list-level-style-bullet text:level="2" text:style-name="WW8Num4z0" style:num-suffix="." text:bullet-char="">
        <style:list-level-properties text:space-before="0.7854in" text:min-label-width="0.1965in"/>
        <style:text-properties style:font-name="Symbol"/>
      </text:list-level-style-bullet>
      <text:list-level-style-bullet text:level="3" text:style-name="WW8Num4z0" style:num-suffix="." text:bullet-char="">
        <style:list-level-properties text:space-before="1.2764in" text:min-label-width="0.1965in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1.7673in" text:min-label-width="0.1965in"/>
        <style:text-properties style:font-name="Symbol"/>
      </text:list-level-style-bullet>
      <text:list-level-style-bullet text:level="5" text:style-name="WW8Num4z0" style:num-suffix="." text:bullet-char="">
        <style:list-level-properties text:space-before="2.2583in" text:min-label-width="0.1965in"/>
        <style:text-properties style:font-name="Symbol"/>
      </text:list-level-style-bullet>
      <text:list-level-style-bullet text:level="6" text:style-name="WW8Num4z0" style:num-suffix="." text:bullet-char="">
        <style:list-level-properties text:space-before="2.7492in" text:min-label-width="0.1965in"/>
        <style:text-properties style:font-name="Symbol"/>
      </text:list-level-style-bullet>
      <text:list-level-style-bullet text:level="7" text:style-name="WW8Num4z0" style:num-suffix="." text:bullet-char="">
        <style:list-level-properties text:space-before="3.2402in" text:min-label-width="0.1965in"/>
        <style:text-properties style:font-name="Symbol"/>
      </text:list-level-style-bullet>
      <text:list-level-style-bullet text:level="8" text:style-name="WW8Num4z0" style:num-suffix="." text:bullet-char="">
        <style:list-level-properties text:space-before="3.7315in" text:min-label-width="0.1965in"/>
        <style:text-properties style:font-name="Symbol"/>
      </text:list-level-style-bullet>
      <text:list-level-style-bullet text:level="9" text:style-name="WW8Num4z0" style:num-suffix="." text:bullet-char="">
        <style:list-level-properties text:space-before="4.2224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title>Caleb Cushing</dc:title>
    <dc:subject>Resume</dc:subject>
    <meta:initial-creator>Unknown</meta:initial-creator>
    <meta:creation-date>2006-10-06T15:16:45</meta:creation-date>
    <dc:date>2009-01-06T12:38:44</dc:date>
    <meta:editing-cycles>17</meta:editing-cycles>
    <meta:editing-duration>PT04H15M28S</meta:editing-duration>
    <meta:document-statistic meta:character-count="2737" meta:image-count="0" meta:object-count="0" meta:page-count="2" meta:paragraph-count="39" meta:table-count="1" meta:word-count="408"/>
    <meta:user-defined meta:name="Info 1"/>
    <meta:user-defined meta:name="Info 2"/>
    <meta:user-defined meta:name="Info 3"/>
    <meta:user-defined meta:name="Info 4"/>
  </office:meta>
</office:document-meta>
</file>